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, monospace"/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598in" loext:contextual-spacing="false"/>
      <style:text-properties style:font-name="Lato"/>
    </style:style>
    <style:style style:name="P2" style:family="paragraph" style:parent-style-name="Standard">
      <style:paragraph-properties fo:margin-top="0in" fo:margin-bottom="0.1598in" loext:contextual-spacing="false"/>
      <style:text-properties style:font-name="Lato"/>
    </style:style>
    <style:style style:name="P3" style:family="paragraph" style:parent-style-name="Standard" style:list-style-name="L1">
      <style:paragraph-properties fo:margin-top="0in" fo:margin-bottom="0.1598in" loext:contextual-spacing="false"/>
      <style:text-properties style:font-name="Lato" fo:background-color="#e8f2a1"/>
    </style:style>
    <style:style style:name="P4" style:family="paragraph" style:parent-style-name="Standard" style:list-style-name="L2">
      <style:paragraph-properties fo:margin-top="0in" fo:margin-bottom="0.1598in" loext:contextual-spacing="false"/>
      <style:text-properties style:font-name="Lato" fo:background-color="#e8f2a1"/>
    </style:style>
    <style:style style:name="P5" style:family="paragraph" style:parent-style-name="Standard" style:list-style-name="L3">
      <style:paragraph-properties fo:margin-top="0in" fo:margin-bottom="0.1598in" loext:contextual-spacing="false"/>
      <style:text-properties style:font-name="Lato" fo:background-color="#e8f2a1"/>
    </style:style>
    <style:style style:name="P6" style:family="paragraph" style:parent-style-name="Standard" style:list-style-name="L4">
      <style:paragraph-properties fo:margin-top="0in" fo:margin-bottom="0.1598in" loext:contextual-spacing="false"/>
      <style:text-properties style:font-name="Lato" fo:background-color="#e8f2a1"/>
    </style:style>
    <style:style style:name="P7" style:family="paragraph" style:parent-style-name="Standard" style:list-style-name="L5">
      <style:paragraph-properties fo:margin-top="0in" fo:margin-bottom="0.1598in" loext:contextual-spacing="false"/>
      <style:text-properties style:font-name="Lato" fo:background-color="#e8f2a1"/>
    </style:style>
    <style:style style:name="P8" style:family="paragraph" style:parent-style-name="Standard" style:list-style-name="L6">
      <style:paragraph-properties fo:margin-top="0in" fo:margin-bottom="0.1598in" loext:contextual-spacing="false"/>
      <style:text-properties style:font-name="Lato" fo:background-color="#e8f2a1"/>
    </style:style>
    <style:style style:name="P9" style:family="paragraph" style:parent-style-name="Standard" style:list-style-name="L7">
      <style:paragraph-properties fo:margin-top="0in" fo:margin-bottom="0.1598in" loext:contextual-spacing="false"/>
      <style:text-properties style:font-name="Lato" fo:background-color="#e8f2a1"/>
    </style:style>
    <style:style style:name="P10" style:family="paragraph" style:parent-style-name="Standard" style:list-style-name="L8">
      <style:paragraph-properties fo:margin-top="0in" fo:margin-bottom="0.1598in" loext:contextual-spacing="false"/>
      <style:text-properties style:font-name="Lato" fo:background-color="#e8f2a1"/>
    </style:style>
    <style:style style:name="P11" style:family="paragraph" style:parent-style-name="Standard" style:list-style-name="L9">
      <style:paragraph-properties fo:margin-top="0in" fo:margin-bottom="0.1598in" loext:contextual-spacing="false"/>
      <style:text-properties style:font-name="Lato" fo:background-color="#e8f2a1"/>
    </style:style>
    <style:style style:name="P12" style:family="paragraph" style:parent-style-name="Standard" style:list-style-name="L10">
      <style:paragraph-properties fo:margin-top="0in" fo:margin-bottom="0.1598in" loext:contextual-spacing="false"/>
      <style:text-properties style:font-name="Lato" fo:background-color="#e8f2a1"/>
    </style:style>
    <style:style style:name="P13" style:family="paragraph" style:parent-style-name="Standard" style:list-style-name="L1">
      <style:paragraph-properties fo:margin-top="0in" fo:margin-bottom="0.1598in" loext:contextual-spacing="false"/>
      <style:text-properties style:font-name="Lato"/>
    </style:style>
    <style:style style:name="P14" style:family="paragraph" style:parent-style-name="Standard" style:list-style-name="L2">
      <style:paragraph-properties fo:margin-top="0in" fo:margin-bottom="0.1598in" loext:contextual-spacing="false"/>
      <style:text-properties style:font-name="Lato"/>
    </style:style>
    <style:style style:name="P15" style:family="paragraph" style:parent-style-name="Standard" style:list-style-name="L3">
      <style:paragraph-properties fo:margin-top="0in" fo:margin-bottom="0.1598in" loext:contextual-spacing="false"/>
      <style:text-properties style:font-name="Lato"/>
    </style:style>
    <style:style style:name="P16" style:family="paragraph" style:parent-style-name="Standard" style:list-style-name="L4">
      <style:paragraph-properties fo:margin-top="0in" fo:margin-bottom="0.1598in" loext:contextual-spacing="false"/>
      <style:text-properties style:font-name="Lato"/>
    </style:style>
    <style:style style:name="P17" style:family="paragraph" style:parent-style-name="Standard" style:list-style-name="L5">
      <style:paragraph-properties fo:margin-top="0in" fo:margin-bottom="0.1598in" loext:contextual-spacing="false"/>
      <style:text-properties style:font-name="Lato"/>
    </style:style>
    <style:style style:name="P18" style:family="paragraph" style:parent-style-name="Standard" style:list-style-name="L6">
      <style:paragraph-properties fo:margin-top="0in" fo:margin-bottom="0.1598in" loext:contextual-spacing="false"/>
      <style:text-properties style:font-name="Lato"/>
    </style:style>
    <style:style style:name="P19" style:family="paragraph" style:parent-style-name="Standard" style:list-style-name="L7">
      <style:paragraph-properties fo:margin-top="0in" fo:margin-bottom="0.1598in" loext:contextual-spacing="false"/>
      <style:text-properties style:font-name="Lato"/>
    </style:style>
    <style:style style:name="P20" style:family="paragraph" style:parent-style-name="Standard" style:list-style-name="L8">
      <style:paragraph-properties fo:margin-top="0in" fo:margin-bottom="0.1598in" loext:contextual-spacing="false"/>
      <style:text-properties style:font-name="Lato"/>
    </style:style>
    <style:style style:name="P21" style:family="paragraph" style:parent-style-name="Standard" style:list-style-name="L9">
      <style:paragraph-properties fo:margin-top="0in" fo:margin-bottom="0.1598in" loext:contextual-spacing="false"/>
      <style:text-properties style:font-name="Lato"/>
    </style:style>
    <style:style style:name="P22" style:family="paragraph" style:parent-style-name="Standard" style:list-style-name="L10">
      <style:paragraph-properties fo:margin-top="0in" fo:margin-bottom="0.1598in" loext:contextual-spacing="false"/>
      <style:text-properties style:font-name="Lato"/>
    </style:style>
    <style:style style:name="P23" style:family="paragraph" style:parent-style-name="Standard">
      <style:paragraph-properties fo:margin-top="0in" fo:margin-bottom="0.1598in" loext:contextual-spacing="false"/>
      <style:text-properties style:font-name="Lato" officeooo:paragraph-rsid="00232d84"/>
    </style:style>
    <style:style style:name="P24" style:family="paragraph" style:parent-style-name="Standard">
      <style:paragraph-properties fo:margin-top="0in" fo:margin-bottom="0.1598in" loext:contextual-spacing="false"/>
      <style:text-properties style:font-name="Lato" fo:background-color="transparent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Question 1</text:p>
      <text:p text:style-name="P24">In GRUB Legacy, the _____ directive defines an operating system to boot.</text:p>
      <text:p text:style-name="P24">system</text:p>
      <text:p text:style-name="P24">os</text:p>
      <text:p text:style-name="P24">title</text:p>
      <text:p text:style-name="P24">boot</text:p>
      <text:p text:style-name="P24">Question 2</text:p>
      <text:p text:style-name="P24">In GRUB Legacy, the password directive in the global setting means:</text:p>
      <text:p text:style-name="P24">You can't place a password directive in the global setting.</text:p>
      <text:p text:style-name="P24">The user must submit the specified password before appending, editing or using the GRUB command line.</text:p>
      <text:p text:style-name="P24">The user must submit the password before GRUB will attempt to boot the title.</text:p>
      <text:p text:style-name="P24">Question 3</text:p>
      <text:p text:style-name="P24">In GRUB Legacy, which directive is not typically used after a title directive?</text:p>
      <text:p text:style-name="P24">initrd</text:p>
      <text:p text:style-name="P24">kernel</text:p>
      <text:p text:style-name="P24">boot</text:p>
      <text:p text:style-name="P24">root</text:p>
      <text:p text:style-name="P24">Question 4</text:p>
      <text:p text:style-name="P24">The GRUB2 setting that sets the default operating system to boot is called _____.</text:p>
      <text:p text:style-name="P24">GRUB_TIMEOUT</text:p>
      <text:p text:style-name="P24">GRUB_DISTRIBUTOR</text:p>
      <text:p text:style-name="P24">GRUB_DEFAULT</text:p>
      <text:p text:style-name="P24">GRUB_BOOT_DEFAULT</text:p>
      <text:p text:style-name="P24">Question 5</text:p>
      <text:p text:style-name="P24">The primary configuration file for GRUB 2 on an Ubuntu system is _____.</text:p>
      <text:p text:style-name="P24">/boot/grub/grub2.cfg</text:p>
      <text:p text:style-name="P24">/boot/grub2.cfg</text:p>
      <text:p text:style-name="P24">/boot/grub/grub.cfg</text:p>
      <text:p text:style-name="P24">/boot/grub2/grub.cfg</text:p>
      <text:p text:style-name="P24"><text:soft-page-break/>Question 6</text:p>
      <text:p text:style-name="P24">The primary configuration file for the GRUB 2 on a Fedora system is _____.</text:p>
      <text:p text:style-name="P24">/boot/grub2.cfg</text:p>
      <text:p text:style-name="P24">/boot/grub2/grub.cfg</text:p>
      <text:p text:style-name="P24">/boot/grub/grub2.cfg</text:p>
      <text:p text:style-name="P24">/boot/grub/grub.cfg</text:p>
      <text:p text:style-name="P24">Question 7</text:p>
      <text:p text:style-name="P24">The primary GRUB 2 configuration is overwritten when the _____ command is executed on Fedora systems.</text:p>
      <text:p text:style-name="P24">lilo</text:p>
      <text:p text:style-name="P24">grub2-mkconfig</text:p>
      <text:p text:style-name="P24">update-grub</text:p>
      <text:p text:style-name="P24">nano</text:p>
      <text:p text:style-name="P24">Question 8</text:p>
      <text:p text:style-name="P24">To specify a runlevel to boot at, add the runlevel to the end of the _____ directive line.</text:p>
      <text:p text:style-name="P24">title</text:p>
      <text:p text:style-name="P24">kernel</text:p>
      <text:p text:style-name="P24">system</text:p>
      <text:p text:style-name="P24">boot</text:p>
      <text:p text:style-name="P24">Question 9</text:p>
      <text:p text:style-name="P24">The menu.lst file was used with GRUB prior to the grub.conf file.</text:p>
      <text:p text:style-name="P24">True or False?</text:p>
      <text:p text:style-name="P24">True</text:p>
      <text:p text:style-name="P24">False</text:p>
      <text:p text:style-name="P24">Question 10</text:p>
      <text:p text:style-name="P24">The time before booting the default image is set by:</text:p>
      <text:p text:style-name="P24">TIMEOUT_GRUB_WAIT</text:p>
      <text:p text:style-name="P24">GRUB_WAIT</text:p>
      <text:p text:style-name="P24">GRUB_TIMEOUT</text:p>
      <text:p text:style-name="P24">GRUB_10_SEC</text:p>
      <text:p text:style-name="P1"><text:soft-page-break/>https://examans.com/linux-exam-1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, monospace"/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9:50:07.600083834</meta:creation-date>
    <dc:date>2022-02-13T14:43:37.581177215</dc:date>
    <meta:editing-duration>PT56M26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3" meta:paragraph-count="59" meta:word-count="231" meta:character-count="1490" meta:non-whitespace-character-count="1318"/>
  </office:meta>
</office:document-meta>
</file>